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6add" officeooo:paragraph-rsid="001f6add" style:font-weight-asian="bold" style:font-weight-complex="bold"/>
    </style:style>
    <style:style style:name="P2" style:family="paragraph" style:parent-style-name="Standard">
      <style:text-properties officeooo:rsid="001f6add" officeooo:paragraph-rsid="001f6add"/>
    </style:style>
    <style:style style:name="P3" style:family="paragraph" style:parent-style-name="Standard">
      <style:text-properties officeooo:rsid="001f6add" officeooo:paragraph-rsid="001f807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807f" style:font-weight-asian="normal" style:font-weight-complex="normal"/>
    </style:style>
    <style:style style:name="T3" style:family="text">
      <style:text-properties officeooo:rsid="001f807f"/>
    </style:style>
    <style:style style:name="T4" style:family="text">
      <style:text-properties officeooo:rsid="00213f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// <text:span text:style-name="T3">T peux representer n’importe quel type. </text:span><text:span text:style-name="T4">Dans notre cas, T est une Couche*</text:span></text:p>
      <text:p text:style-name="P2">Template&lt;typename T&gt;</text:p>
      <text:p text:style-name="P2"/>
      <text:p text:style-name="P2">// <text:span text:style-name="T3">taille (entier) : taille (nombre d’item) utilise courrament dans le tableau</text:span></text:p>
      <text:p text:style-name="P2">// <text:span text:style-name="T3">capacite (entier) : total du nombre d’item capable d’etre mis dans le tableau </text:span></text:p>
      <text:p text:style-name="P3">// <text:span text:style-name="T3">tableau (tableau de Type </text:span><text:span text:style-name="T4">T</text:span><text:span text:style-name="T3">) : tableau qui contient d</text:span><text:span text:style-name="T4">es types T</text:span></text:p>
      <text:p text:style-name="P2">taille := 0</text:p>
      <text:p text:style-name="P2">capacite := 2</text:p>
      <text:p text:style-name="P2">tableau := <text:span text:style-name="T3">nouveau T[capacite]</text:span></text:p>
      <text:p text:style-name="Standard"/>
      <text:p text:style-name="P1">FONCTION <text:span text:style-name="T1">ajoutItem(item) : code_retour</text:span></text:p>
      <text:p text:style-name="P1"><text:span text:style-name="T1">// item (T</text:span><text:span text:style-name="T2">ype T</text:span><text:span text:style-name="T1">) : un item qui prend le type qu’on lui assigne lors de la creation du vecteur</text:span></text:p>
      <text:p text:style-name="P1"><text:span text:style-name="T1">// code_retour (booleen) : retourne si l’operation a ete effectuer correctement</text:span></text:p>
      <text:p text:style-name="P1">DEBUT</text:p>
      <text:p text:style-name="P1"><text:span text:style-name="T1"><text:tab/></text:span>SI <text:span text:style-name="T1">taille &gt;= capacite </text:span>ALORS</text:p>
      <text:p text:style-name="P1"><text:tab/><text:tab/><text:span text:style-name="T1">doubleCapacite()</text:span></text:p>
      <text:p text:style-name="P1"><text:span text:style-name="T1"><text:tab/>tableau[taille] := item</text:span></text:p>
      <text:p text:style-name="P1"><text:span text:style-name="T1"><text:tab/>taille := taille+1</text:span></text:p>
      <text:p text:style-name="P1"><text:span text:style-name="T1"><text:tab/>code_retour := vrai</text:span></text:p>
      <text:p text:style-name="P1"><text:span text:style-name="T1"><text:tab/>retourne code_retour</text:span></text:p>
      <text:p text:style-name="P1">FIN</text:p>
      <text:p text:style-name="P1"/>
      <text:p text:style-name="P1">FONCTION <text:span text:style-name="T1">doubleCapacite()</text:span></text:p>
      <text:p text:style-name="P1">DEBUT</text:p>
      <text:p text:style-name="P1"><text:tab/><text:span text:style-name="T1">// i (entier)</text:span></text:p>
      <text:p text:style-name="P1"><text:span text:style-name="T1"><text:tab/>//nouveauTableau (tableau de pointeur de Type </text:span><text:span text:style-name="T2">T</text:span><text:span text:style-name="T1">)</text:span></text:p>
      <text:p text:style-name="P1"><text:span text:style-name="T1"><text:tab/>nouveauTableau = nouveau T[capacite*2]</text:span></text:p>
      <text:p text:style-name="P1"><text:span text:style-name="T1"><text:tab/></text:span>POUR<text:span text:style-name="T1"> i:=0 </text:span>À<text:span text:style-name="T1"> taille-1</text:span></text:p>
      <text:p text:style-name="P1"><text:span text:style-name="T1"><text:tab/><text:tab/>nouveauTableau[i] = tableau[i]</text:span></text:p>
      <text:p text:style-name="P1"><text:span text:style-name="T1"><text:tab/>detruire tableau</text:span></text:p>
      <text:p text:style-name="P1"><text:span text:style-name="T1"><text:tab/>tableau := nouveauTableau</text:span></text:p>
      <text:p text:style-name="P1"><text:span text:style-name="T1"><text:tab/>capacite := capacite*2</text:span></text:p>
      <text:p text:style-name="P1">FIN</text:p>
      <text:p text:style-name="P1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1:39:55.657891220</meta:creation-date>
    <dc:date>2025-01-14T23:11:12.282133344</dc:date>
    <meta:editing-duration>PT1H2M1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1" meta:word-count="152" meta:character-count="978" meta:non-whitespace-character-count="837"/>
  </office:meta>
</office:document-meta>
</file>